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4007A17D44FB05ED2E6.png" manifest:media-type="image/png"/>
  <manifest:file-entry manifest:full-path="Pictures/10000000000006AA00000570BDD46CC12ECF65C8.png" manifest:media-type="image/png"/>
  <manifest:file-entry manifest:full-path="Pictures/10000000000001A500000287BD8C4B88530ACA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293b1" officeooo:paragraph-rsid="001293b1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1293b1" officeooo:paragraph-rsid="001293b1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orRobotics – Robocup Junior Soccer</text:p>
      <text:p text:style-name="P2"><draw:frame draw:style-name="fr1" draw:name="Bild1" text:anchor-type="paragraph" svg:width="9.735cm" svg:height="7.788cm" draw:z-index="0"><draw:image xlink:href="Pictures/1000020100000500000004007A17D44FB05ED2E6.png" xlink:type="simple" xlink:show="embed" xlink:actuate="onLoad" loext:mime-type="image/png"/></draw:frame><draw:frame draw:style-name="fr2" draw:name="Bild2" text:anchor-type="paragraph" svg:x="1.187cm" svg:y="7.994cm" svg:width="9.232cm" svg:height="7.534cm" draw:z-index="1"><draw:image xlink:href="Pictures/10000000000006AA00000570BDD46CC12ECF65C8.png" xlink:type="simple" xlink:show="embed" xlink:actuate="onLoad" loext:mime-type="image/png"/></draw:frame><draw:frame draw:style-name="fr2" draw:name="Bild3" text:anchor-type="paragraph" svg:x="10.735cm" svg:y="13.898cm" svg:width="5.876cm" svg:height="9.029cm" draw:z-index="2"><draw:image xlink:href="Pictures/10000000000001A500000287BD8C4B88530ACA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5:48:08.511000000</meta:creation-date>
    <dc:date>2019-04-11T18:50:22.761000000</dc:date>
    <meta:editing-duration>PT1M7S</meta:editing-duration>
    <meta:editing-cycles>1</meta:editing-cycles>
    <meta:document-statistic meta:table-count="0" meta:image-count="3" meta:object-count="0" meta:page-count="1" meta:paragraph-count="1" meta:word-count="4" meta:character-count="36" meta:non-whitespace-character-count="32"/>
    <meta:generator>LibreOffice/6.1.3.2$Windows_X86_64 LibreOffice_project/86daf60bf00efa86ad547e59e09d6bb77c699acb</meta:generator>
  </office:meta>
</office:document-meta>
</file>